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Roboto, 'Open Sans', 'Helvetica Neue', sans-serif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Consolas,Times New Roman" svg:font-family="'Consolas,Times New Roman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rsid="001385fc" officeooo:paragraph-rsid="0015aeea"/>
    </style:style>
    <style:style style:name="P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paragraph-rsid="0015aeea"/>
    </style:style>
    <style:style style:name="P3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fo:font-size="14pt" officeooo:paragraph-rsid="0015aeea" style:font-size-asian="14pt" style:font-size-complex="14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15aeea" style:font-size-asian="14pt" style:font-size-complex="14pt"/>
    </style:style>
    <style:style style:name="P5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15aeea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language="ru" fo:country="RU" officeooo:rsid="000c892c" officeooo:paragraph-rsid="0015aeea" style:font-size-asian="14pt" style:font-size-complex="14pt"/>
    </style:style>
    <style:style style:name="P7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eea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eea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ee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15aeea" style:font-name-asian="Calibri" style:font-size-asian="14pt" style:font-weight-asian="bold" style:font-name-complex="Calibri" style:font-size-complex="14pt" style:font-weight-complex="bold"/>
    </style:style>
    <style:style style:name="P11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15aeea"/>
    </style:style>
    <style:style style:name="P1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15aeea"/>
    </style:style>
    <style:style style:name="P13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officeooo:paragraph-rsid="0015aeea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ru" fo:country="RU" officeooo:rsid="000c892c" officeooo:paragraph-rsid="0015aeea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ru" fo:country="RU" officeooo:rsid="0015aeea" officeooo:paragraph-rsid="0015aeea" style:font-size-asian="12pt" style:font-size-complex="12pt"/>
    </style:style>
    <style:style style:name="P16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en" fo:country="US" fo:font-weight="normal" officeooo:rsid="000c892c" officeooo:paragraph-rsid="0015aeea" style:font-name-asian="Calibri" style:font-size-asian="12pt" style:font-weight-asian="normal" style:font-name-complex="Calibri" style:font-size-complex="12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language="ru" fo:country="RU" officeooo:rsid="0015aeea" officeooo:paragraph-rsid="0015aeea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officeooo:rsid="00165fd0" officeooo:paragraph-rsid="00165fd0" style:font-name-asian="Times New Roman1" style:language-asian="ru" style:country-asian="RU" style:font-name-complex="Consolas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font-size="12pt" officeooo:rsid="00165fd0" officeooo:paragraph-rsid="00165fd0" style:font-name-asian="Calibri" style:font-size-asian="12pt" style:font-name-complex="Calibri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165fd0" officeooo:paragraph-rsid="00165fd0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Courier" officeooo:paragraph-rsid="00165fd0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15aeea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language="ru" fo:country="RU" officeooo:rsid="00165fd0" officeooo:paragraph-rsid="00165fd0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fo:font-size="14pt" fo:font-weight="bold" officeooo:paragraph-rsid="0015aeea" style:font-size-asian="14pt" style:font-weight-asian="bold" style:font-size-complex="14pt"/>
    </style:style>
    <style:style style:name="P25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15aeea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a4ee" style:font-size-asian="14pt" style:font-size-complex="14pt"/>
    </style:style>
    <style:style style:name="T3" style:family="text">
      <style:text-properties fo:font-size="14pt" fo:language="ru" fo:country="RU" officeooo:rsid="000c892c" style:font-size-asian="14pt" style:font-size-complex="14pt"/>
    </style:style>
    <style:style style:name="T4" style:family="text">
      <style:text-properties fo:font-size="14pt" fo:language="ru" fo:country="RU" fo:font-weight="bold" officeooo:rsid="000ef159" style:font-size-asian="14pt" style:font-weight-asian="bold" style:font-size-complex="14pt"/>
    </style:style>
    <style:style style:name="T5" style:family="text">
      <style:text-properties fo:font-size="14pt" fo:language="ru" fo:country="RU" fo:font-weight="bold" officeooo:rsid="00165fd0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font-size="12pt" fo:language="ru" fo:country="RU" officeooo:rsid="000c892c" style:font-size-asian="12pt" style:font-size-complex="12pt"/>
    </style:style>
    <style:style style:name="T10" style:family="text">
      <style:text-properties fo:font-size="12pt" fo:language="ru" fo:country="RU" officeooo:rsid="0015aeea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3" style:family="text">
      <style:text-properties fo:font-size="12pt" fo:language="en" fo:country="US" fo:font-weight="normal" officeooo:rsid="000c892c" style:font-name-asian="Calibri" style:font-size-asian="12pt" style:font-weight-asian="normal" style:font-name-complex="Calibri" style:font-size-complex="12pt" style:font-weight-complex="normal"/>
    </style:style>
    <style:style style:name="T14" style:family="text">
      <style:text-properties fo:language="ru" fo:country="RU"/>
    </style:style>
    <style:style style:name="T15" style:family="text">
      <style:text-properties fo:language="en" fo:country="US" officeooo:rsid="0015aeea"/>
    </style:style>
    <style:style style:name="T16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language="ru" fo:country="RU" officeooo:rsid="00165fd0" style:font-name-asian="Times New Roman1" style:language-asian="ru" style:country-asian="RU" style:font-name-complex="Consola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тчет по лабораторной работе №<text:span text:style-name="T15">2</text:span></text:p>
      <text:p text:style-name="P4">По курсу логического программирования.</text:p>
      <text:p text:style-name="P4"/>
      <text:p text:style-name="P4"/>
      <text:p text:style-name="P11"><text:span text:style-name="T1"><text:s text:c="69"/>Работу выполнил</text:span><text:span text:style-name="T3">а</text:span></text:p>
      <text:p text:style-name="P11"><text:span text:style-name="T3">с</text:span><text:span text:style-name="T1">тудент</text:span><text:span text:style-name="T3">ка</text:span><text:span text:style-name="T1"> группы 8О-</text:span><text:span text:style-name="T2">2</text:span><text:span text:style-name="T1">08Б</text:span></text:p>
      <text:p text:style-name="P6">Понагайбо Анастасия Олеговна</text:p>
      <text:p text:style-name="P5">Сдано: _________________</text:p>
      <text:p text:style-name="P7"/>
      <text:p text:style-name="P12"><text:span text:style-name="T6">Тема:</text:span><text:span text:style-name="T1"> </text:span></text:p>
      <text:p text:style-name="P15">Язык Пролог и его применение для решения логических задач.</text:p>
      <text:p text:style-name="P13"/>
      <text:p text:style-name="P12"><text:span text:style-name="T6">Цель работы:</text:span><text:span text:style-name="T8"> </text:span></text:p>
      <text:p text:style-name="P17"><text:span text:style-name="T11">Написать и отладить Пролог-программу решения логической задачи, проанализировать эффективность, безопасность и непротиворечивость решения.</text:span></text:p>
      <text:p text:style-name="P13"/>
      <text:p text:style-name="P12"><text:span text:style-name="T7">Задание:</text:span><text:span text:style-name="T1"> </text:span></text:p>
      <text:p text:style-name="P12"><text:span text:style-name="T11">Вариант № </text:span><text:span text:style-name="T9">14</text:span><text:span text:style-name="T11">. </text:span><text:span text:style-name="T10">В педагогическом институте Аркадьева, Бабанова, Корсакова, Дашков, Ильин и Флеров преподают географию, английский, французский, немецкий языки, историю и математику. Преподаватель немецкого языка и преподаватель математики в студенческие годы занимались художественной гимнастикой. Ильин старше Флерова, но стаж работы у него меньше, чем у преподавателя географии. Будучи студентками, Аркадьева и Бабанова учились вместе в одном университете. Все остальные окончили педагогический институт. Флеров - отец преподавателя французского языка. Преподаватель английского язык - самый старший из всех и по возрасту и по стажу. Он работает в этом институте с тех пор, как окончил его. Преподаватели математики и истории - его бывшие студенты. Аркадьева старше преподавателя немецкого языка. Кто какой предмет преподает?</text:span></text:p>
      <text:p text:style-name="P14"/>
      <text:p text:style-name="P10">Использованные версии языка Prolog: </text:p>
      <text:p text:style-name="P12"><text:span text:style-name="T12">S</text:span><text:span text:style-name="T13">trawberry Prolog, 3.0 Beta 4.</text:span></text:p>
      <text:p text:style-name="P16"/>
      <text:p text:style-name="P8">Текст программы:</text:p>
      <text:p text:style-name="P18"><text:span text:style-name="T14">my_memb(X,[X|_]).</text:span></text:p>
      <text:p text:style-name="P18"><text:span text:style-name="T14">my_memb(X,[_|Y]):-</text:span></text:p>
      <text:p text:style-name="P18"><text:span text:style-name="T14"><text:s text:c="2"/>my_memb(X,Y).</text:span></text:p>
      <text:p text:style-name="P18"><text:span text:style-name="T14"/></text:p>
      <text:p text:style-name="P18"><text:span text:style-name="T14">my_rem(X,[X|Y],Y).</text:span></text:p>
      <text:p text:style-name="P18"><text:span text:style-name="T14">my_rem(X,[Z|Y],[Z|Y1]):-</text:span></text:p>
      <text:p text:style-name="P18"><text:span text:style-name="T14"><text:s text:c="2"/>my_rem(X,Y,Y1).</text:span></text:p>
      <text:p text:style-name="P18"><text:span text:style-name="T14"/></text:p>
      <text:p text:style-name="P18"><text:span text:style-name="T14">my_perm([],[]).</text:span></text:p>
      <text:p text:style-name="P18"><text:span text:style-name="T14">my_perm(L,[X|T]):-</text:span></text:p>
      <text:p text:style-name="P18"><text:span text:style-name="T14"><text:s text:c="2"/>my_rem(X,L,Z),</text:span></text:p>
      <text:p text:style-name="P18"><text:span text:style-name="T14"><text:s text:c="2"/>my_perm(Z,T).</text:span></text:p>
      <text:p text:style-name="P18"><text:span text:style-name="T14"/></text:p>
      <text:p text:style-name="P18"><text:span text:style-name="T14">surname(arkadeva).</text:span></text:p>
      <text:p text:style-name="P18"><text:span text:style-name="T14">surname(babanova).</text:span></text:p>
      <text:p text:style-name="P18"><text:span text:style-name="T14">surname(korsakova).</text:span></text:p>
      <text:p text:style-name="P18"><text:span text:style-name="T14">surname(dashkov).</text:span></text:p>
      <text:p text:style-name="P18"><text:soft-page-break/><text:span text:style-name="T14">surname(ilin).</text:span></text:p>
      <text:p text:style-name="P18"><text:span text:style-name="T14">surname(flerov).</text:span></text:p>
      <text:p text:style-name="P18"><text:span text:style-name="T14"/></text:p>
      <text:p text:style-name="P18"><text:span text:style-name="T14">gender(f).</text:span></text:p>
      <text:p text:style-name="P18"><text:span text:style-name="T14">genger(m).</text:span></text:p>
      <text:p text:style-name="P18"><text:span text:style-name="T14"/></text:p>
      <text:p text:style-name="P18"><text:span text:style-name="T14">pers(arkadeva,f).</text:span></text:p>
      <text:p text:style-name="P18"><text:span text:style-name="T14">pers(babanova,f).</text:span></text:p>
      <text:p text:style-name="P18"><text:span text:style-name="T14">pers(korsakova,f).</text:span></text:p>
      <text:p text:style-name="P18"><text:span text:style-name="T14">pers(dashkov,m).</text:span></text:p>
      <text:p text:style-name="P18"><text:span text:style-name="T14">pers(ilin,m).</text:span></text:p>
      <text:p text:style-name="P18"><text:span text:style-name="T14">pers(flerov,m).</text:span></text:p>
      <text:p text:style-name="P18"><text:span text:style-name="T14"/></text:p>
      <text:p text:style-name="P18"><text:span text:style-name="T14">prof(geography).</text:span></text:p>
      <text:p text:style-name="P18"><text:span text:style-name="T14">prof(english).</text:span></text:p>
      <text:p text:style-name="P18"><text:span text:style-name="T14">prof(french).</text:span></text:p>
      <text:p text:style-name="P18"><text:span text:style-name="T14">prof(german).</text:span></text:p>
      <text:p text:style-name="P18"><text:span text:style-name="T14">prof(history).</text:span></text:p>
      <text:p text:style-name="P18"><text:span text:style-name="T14">prof(math).</text:span></text:p>
      <text:p text:style-name="P18"><text:span text:style-name="T14"/></text:p>
      <text:p text:style-name="P18"><text:span text:style-name="T14">last([_,_,_,_,_,X],X).</text:span></text:p>
      <text:p text:style-name="P18"><text:span text:style-name="T14"/></text:p>
      <text:p text:style-name="P18"><text:span text:style-name="T14">order(X,Y,[X|T]):-</text:span></text:p>
      <text:p text:style-name="P18"><text:span text:style-name="T14"><text:s text:c="2"/>my_memb(Y,T).</text:span></text:p>
      <text:p text:style-name="P18"><text:span text:style-name="T14">order(X,Y,[_|T]):-</text:span></text:p>
      <text:p text:style-name="P18"><text:span text:style-name="T14"><text:s text:c="2"/>order(X,Y,T).</text:span></text:p>
      <text:p text:style-name="P18"><text:span text:style-name="T14"/></text:p>
      <text:p text:style-name="P18"><text:span text:style-name="T14">solve(Res):- my_perm([pers(arkadeva,f), pers(babanova,f), pers(korsakova,f), pers(dashkov,m), pers(ilin,m), pers(flerov,m)],[A1,B1,C1,D1,E1,F1]),</text:span></text:p>
      <text:p text:style-name="P18"><text:span text:style-name="T14"><text:s text:c="2"/>my_perm([geography, english, french, german, history, math],[A2,B2,C2,D2,E2,F2]),</text:span></text:p>
      <text:p text:style-name="P18"><text:span text:style-name="T14"><text:s text:c="2"/>Res = [p(A1,A2),p(B1,B2),p(C1,C2),p(D1,D2),p(E1,E2),p(F1,F2)],</text:span></text:p>
      <text:p text:style-name="P18"><text:span text:style-name="T14"><text:s text:c="2"/>last(Res,p(_,english)),</text:span></text:p>
      <text:p text:style-name="P18"><text:span text:style-name="T14"><text:s text:c="2"/>not(my_memb(p(pers(ilin,m),english),Res)),</text:span></text:p>
      <text:p text:style-name="P18"><text:span text:style-name="T14"><text:s text:c="2"/>not(my_memb(p(pers(flerov,m),english),Res)),</text:span></text:p>
      <text:p text:style-name="P18"><text:span text:style-name="T14"><text:s text:c="2"/>not(my_memb(p(pers(arkadeva,f),english),Res)),</text:span></text:p>
      <text:p text:style-name="P18"><text:span text:style-name="T14"><text:s text:c="2"/>not(my_memb(p(pers(babanova,f),english),Res)),</text:span></text:p>
      <text:p text:style-name="P18"><text:span text:style-name="T14"><text:s text:c="2"/>order(p(pers(flerov,m),_),p(pers(ilin,m),_),Res),</text:span></text:p>
      <text:p text:style-name="P18"><text:span text:style-name="T14"><text:s text:c="2"/>order(p(_,french),p(pers(flerov,m),_),Res),</text:span></text:p>
      <text:p text:style-name="P18"><text:span text:style-name="T14"><text:s text:c="2"/>order(p(_,french),p(pers(ilin,m),_),Res),</text:span></text:p>
      <text:p text:style-name="P18"><text:span text:style-name="T14"><text:s text:c="2"/>order(p(_,german),p(pers(arkadeva,f),_),Res),</text:span></text:p>
      <text:p text:style-name="P18"><text:span text:style-name="T14"><text:s text:c="2"/>my_memb(p(pers(_,f),german),Res),</text:span></text:p>
      <text:p text:style-name="P18"><text:span text:style-name="T14"><text:s text:c="2"/>my_memb(p(pers(_,f),math),Res),</text:span></text:p>
      <text:p text:style-name="P18"><text:span text:style-name="T14"><text:s text:c="2"/>not(my_memb(p(pers(arkadeva,f),math),Res)),</text:span></text:p>
      <text:p text:style-name="P18"><text:span text:style-name="T14"><text:s text:c="2"/>not(my_memb(p(pers(babanova,f),math),Res)),</text:span></text:p>
      <text:p text:style-name="P18"><text:span text:style-name="T14"><text:s text:c="2"/>not(my_memb(p(pers(ilin,m),geography),Res)),</text:span></text:p>
      <text:p text:style-name="P18"><text:span text:style-name="T14"><text:s text:c="2"/>not(my_memb(p(pers(ilin,m),french),Res)),</text:span></text:p>
      <text:p text:style-name="P18"><text:span text:style-name="T14"><text:s text:c="2"/>not(my_memb(p(pers(flerov,m),french),Res)),</text:span></text:p>
      <text:p text:style-name="P18"><text:span text:style-name="T14"><text:s text:c="2"/>not(my_memb(p(pers(arkadeva,f),history),Res)),</text:span></text:p>
      <text:p text:style-name="P18"><text:span text:style-name="T14"><text:s text:c="2"/>not(my_memb(p(pers(babanova,f),history),Res)).</text:span></text:p>
      <text:p text:style-name="P18"><text:span text:style-name="T14"/></text:p>
      <text:p text:style-name="P21"><text:span text:style-name="T17">?- solve(Res), write(Res), nl.</text:span></text:p>
      <text:p text:style-name="P22"><text:soft-page-break/><text:span text:style-name="T5">Вывод программы</text:span><text:span text:style-name="T4">:</text:span></text:p>
      <text:p text:style-name="P24"/>
      <text:p text:style-name="P19">[p(pers(babanova, f), german), p(pers(arkadeva, f), french), p(pers(korsakova, f), math), p(pers(flerov, m), geography), p(pers(ilin, m), history), p(pers(dashkov, m), english)]</text:p>
      <text:p text:style-name="P20">Yes.</text:p>
      <text:p text:style-name="P19">[p(pers(babanova, f), german), p(pers(arkadeva, f), french), p(pers(flerov, m), geography), p(pers(korsakova, f), math), p(pers(ilin, m), history), p(pers(dashkov, m), english)]</text:p>
      <text:p text:style-name="P20">Yes.</text:p>
      <text:p text:style-name="P19">[p(pers(babanova, f), german), p(pers(arkadeva, f), french), p(pers(flerov, m), geography), p(pers(ilin, m), history), p(pers(korsakova, f), math), p(pers(dashkov, m), english)]</text:p>
      <text:p text:style-name="P20">Yes.</text:p>
      <text:p text:style-name="P19">[p(pers(babanova, f), german), p(pers(korsakova, f), math), p(pers(arkadeva, f), french), p(pers(flerov, m), geography), p(pers(ilin, m), history), p(pers(dashkov, m), english)]</text:p>
      <text:p text:style-name="P20">Yes.</text:p>
      <text:p text:style-name="P19">[p(pers(korsakova, f), math), p(pers(babanova, f), german), p(pers(arkadeva, f), french), p(pers(flerov, m), geography), p(pers(ilin, m), history), p(pers(dashkov, m), english)]</text:p>
      <text:p text:style-name="P20">Yes.</text:p>
      <text:p text:style-name="P20">No.</text:p>
      <text:p text:style-name="P2"><text:line-break/><text:span text:style-name="T16">Выводы: </text:span></text:p>
      <text:p text:style-name="P9"/>
      <text:p text:style-name="P23">Язык Пролог существенно облегчает решение логических задач, в которых задано много условий и требуется осуществить перебор всех возможных вариантов для нахождения ответа. </text:p>
      <text:p text:style-name="P23">Программа построена так, чтобы на первых шагах отсечь максимальное количество неподходящих вариантов. В результате программа выводит пять перестановок с однозначным ответом. Перестановки возникают в результате упорядочивания по возрасту, при этом ответ один и тот же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Roboto, 'Open Sans', 'Helvetica Neue', sans-serif"/>
    <style:font-face style:name="Courier" svg:font-family="Courier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Consolas,Times New Roman" svg:font-family="'Consolas,Times New Roman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96cm" fo:margin-right="1.99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5.2.1.2$Windows_x86 LibreOffice_project/31dd62db80d4e60af04904455ec9c9219178d620</meta:generator>
    <dc:date>2016-10-31T22:54:18.474000000</dc:date>
    <meta:document-statistic meta:table-count="0" meta:image-count="0" meta:object-count="0" meta:page-count="3" meta:paragraph-count="87" meta:word-count="395" meta:character-count="4399" meta:non-whitespace-character-count="3963"/>
    <meta:user-defined meta:name="Info 1"/>
    <meta:user-defined meta:name="Info 2"/>
    <meta:user-defined meta:name="Info 3"/>
    <meta:user-defined meta:name="Info 4"/>
  </office:meta>
</office:document-meta>
</file>